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9ab" officeooo:paragraph-rsid="0017e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: Universidade e Sociedade: Troca de Saberes e Experiências</text:p>
      <text:p text:style-name="P1"/>
      <text:p text:style-name="P1"><text:tab/>O <text:s/>texto nos convida a refletir sobre a relação do saber acadêmico e social em fronte das problemáticas contemporâneas do mundo. Inicialmente é abordado o papel central das universidades como espaços que estão na ponta do desenvolvimento espistemológico; seja criando ou renovando-o, por isso esses espaços devem ser constantemente permeados pelas demandas e pluralidades da sociedade. Dessa forma, a produção acadêmica não se desnvicularia tanto de questões concretas, sejam elas culturais, sociais e econômicas. </text:p>
      <text:p text:style-name="P1"><text:tab/> <text:s text:c="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2:55:18.797808950</meta:creation-date>
    <dc:date>2024-09-24T23:10:10.174799225</dc:date>
    <meta:editing-duration>PT14M51S</meta:editing-duration>
    <meta:editing-cycles>1</meta:editing-cycles>
    <meta:document-statistic meta:table-count="0" meta:image-count="0" meta:object-count="0" meta:page-count="1" meta:paragraph-count="3" meta:word-count="83" meta:character-count="584" meta:non-whitespace-character-count="494"/>
    <meta:generator>LibreOffice/7.6.5.2$Linux_X86_64 LibreOffice_project/38d5f62f85355c192ef5f1dd47c5c0c0c6d6598b</meta:generator>
  </office:meta>
</office:document-meta>
</file>